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list-style-name="L2">
      <style:text-properties fo:font-weight="normal" style:font-weight-asian="normal" style:font-weight-complex="normal"/>
    </style:style>
    <style:style style:name="P4" style:family="paragraph" style:parent-style-name="Standard" style:list-style-name="L3">
      <style:text-properties fo:font-weight="normal" style:font-weight-asian="normal" style:font-weight-complex="normal"/>
    </style:style>
    <style:style style:name="P5" style:family="paragraph" style:parent-style-name="Standard">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text:list-style style:name="L1">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7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2</text:p>
      <text:p text:style-name="Standard">The Great Depression did not affect everyone, some people even made profit from it, however, most were affected by it.</text:p>
      <text:p text:style-name="Standard">The middle-class especially were affected by it.</text:p>
      <text:p text:style-name="Standard">Many workers had the attitude of “I've never had to ask for help, and am afraid to”.</text:p>
      <text:p text:style-name="Standard">This was the heavy psychological impact of the Depression.</text:p>
      <text:p text:style-name="Standard">The work ethic was a huge part of the middle-class worker during the Depression, many emphasized that they “never as yet begged”, and that they had “worked many a day when … almost unable to stand up”.</text:p>
      <text:p text:style-name="Standard">They made it known that they wanted to <text:span text:style-name="T1">BORROW</text:span><text:span text:style-name="T2"> money, not accept it as charity.</text:span></text:p>
      <text:p text:style-name="P1">People wrote letters to the Roosevelts, even offering family possessions as security for loans.</text:p>
      <text:p text:style-name="P1">The biggest worry of the middle-class in the 1930s was the thought of losing the family home.</text:p>
      <text:p text:style-name="P1">The Home Owners' Loan Corporation was created in 1933.</text:p>
      <text:p text:style-name="P1">Many saw it as their salvation, but others saw it as a huge disappointment.</text:p>
      <text:p text:style-name="P1">Like other alphabet agencies, the HOLC demonstrated that the New Deal could create hopes and then destroy them.</text:p>
      <text:p text:style-name="P1">It only provided temporary salvation for many.</text:p>
      <text:p text:style-name="P1">While it saved thousands of homes, by 1938 over 100,000 HOLC mortgages had been foreclosed.</text:p>
      <text:p text:style-name="P1">Letters of chapter 2: Starts at 12</text:p>
      <text:list xml:id="list8997346076040171834" text:style-name="L1">
        <text:list-item>
          <text:p text:style-name="P2">To have this baby come to a home full of worry and despair, with no money for things it needs is not fair.</text:p>
        </text:list-item>
        <text:list-item>
          <text:p text:style-name="P2">I have always put up a good fight, and worked many a day when I was almost unable to stand up, but all to no avail.</text:p>
        </text:list-item>
        <text:list-item>
          <text:p text:style-name="P2">I assure you I am worthy of any help you render</text:p>
        </text:list-item>
        <text:list-item>
          <text:p text:style-name="P2">Our pride isn't all gone</text:p>
        </text:list-item>
        <text:list-item>
          <text:p text:style-name="P2">I would have killed myself if I would have lost my house</text:p>
        </text:list-item>
        <text:list-item>
          <text:p text:style-name="P2">I am sure the president, if only he knew, would order that something be done, God bless him</text:p>
        </text:list-item>
        <text:list-item>
          <text:p text:style-name="P2">I have no money, no home and no wheres to go</text:p>
        </text:list-item>
        <text:list-item>
          <text:p text:style-name="P2">He is worse off then the real poor</text:p>
        </text:list-item>
        <text:list-item>
          <text:p text:style-name="P2">It is very humiliating for me to have to write you</text:p>
        </text:list-item>
        <text:list-item>
          <text:p text:style-name="P2">Somehow we must manage – but without charity</text:p>
          <text:list>
            <text:list-item>
              <text:p text:style-name="P2">This one includes a list of items that this person writes that they will need:</text:p>
              <text:list>
                <text:list-item>
                  <text:p text:style-name="P2">2 shirts, silk and wool. Size 2</text:p>
                </text:list-item>
                <text:list-item>
                  <text:p text:style-name="P2">3 pr. Stockings, silk and wool, 4 ½ or 4</text:p>
                </text:list-item>
                <text:list-item>
                  <text:p text:style-name="P2">3 straight flannel bands</text:p>
                </text:list-item>
                <text:list-item>
                  <text:p text:style-name="P2">2 slips – outing flannel</text:p>
                </text:list-item>
                <text:list-item>
                  <text:p text:style-name="P2">2 muslim dressed</text:p>
                </text:list-item>
                <text:list-item>
                  <text:p text:style-name="P2">1 sweater</text:p>
                </text:list-item>
                <text:list-item>
                  <text:p text:style-name="P2">1 wool bonnet</text:p>
                </text:list-item>
                <text:list-item>
                  <text:p text:style-name="P2">2 pr. Wool booties</text:p>
                </text:list-item>
                <text:list-item>
                  <text:p text:style-name="P2">2 doz. Diapers 30x30 – or 27 x 27</text:p>
                </text:list-item>
                <text:list-item>
                  <text:p text:style-name="P2">1 large blanket (baby) about 45” or 50”</text:p>
                </text:list-item>
                <text:list-item>
                  <text:p text:style-name="P2">3 outing flannel nightgaowns</text:p>
                </text:list-item>
              </text:list>
            </text:list-item>
          </text:list>
        </text:list-item>
        <text:list-item>
          <text:p text:style-name="P2">These pass few years have been a dark struggle</text:p>
        </text:list-item>
        <text:list-item>
          <text:p text:style-name="P2">I got faith in you and the Lord together</text:p>
        </text:list-item>
      </text:list>
      <text:p text:style-name="P1"/>
      <text:p text:style-name="P5">Chapter 5</text:p>
      <text:p text:style-name="P1">Many older Americans worked hard their whole lives, expecting to reap some benefits when they reached their last years.</text:p>
      <text:p text:style-name="P1">These people were understandably bitter when the Depression prevented them from enjoying what they believed they had coming to them.</text:p>
      <text:p text:style-name="P1">The Depression forced many old Americans to seek help; and their traditional status as society's elders justified their demand for government assistance.</text:p>
      <text:p text:style-name="P1">A significant portion of the American population above the age of sixty was attracted to the Townsend Plan.</text:p>
      <text:p text:style-name="P1">The passage of the Social Security Act in 1935 satisfied some, but by no means all, of the older people who had called for assistance.</text:p>
      <text:p text:style-name="P1">Sickness was made more difficult by the Depression.</text:p>
      <text:p text:style-name="P1">The loss of one's job or home could trigger psychological and physical disorders.</text:p>
      <text:p text:style-name="P1">Depression era doctors and pharmacists appear to have been more understanding than many of their modern counterparts when patients were unable to pay their bills.</text:p>
      <text:p text:style-name="P1">Credit was not unlimited and one of the greatest fears of the aged and the sick was that poverty would prevent them from obtaining necessary treatment and medication.</text:p>
      <text:p text:style-name="P1">The Social Security Act notwithstanding, the old who were also sick and poor seem to have been justified in numbering themselves among the forgotten men and women of the Depression.</text:p>
      <text:p text:style-name="P1">Letters from chapter 5: Starts at 56</text:p>
      <text:list xml:id="list3687009359639014661" text:style-name="L2">
        <text:list-item>
          <text:p text:style-name="P3">What are we to do since the calamity has swept our all away?</text:p>
        </text:list-item>
        <text:list-item>
          <text:p text:style-name="P3">There is nothing sadder than old people who have struggled hard all their lives... to be forgotten.</text:p>
        </text:list-item>
        <text:list-item>
          <text:p text:style-name="P3">If I could have a small pinsion each month so we would not starve.</text:p>
        </text:list-item>
        <text:list-item>
          <text:p text:style-name="P3">I helped so many out but it seems now that I am in the grattes trouble no-body will help me.</text:p>
        </text:list-item>
        <text:list-item>
          <text:p text:style-name="P3">I only wish President Roosvelt only node what of cind of a shape the old pele were in</text:p>
        </text:list-item>
        <text:list-item>
          <text:p text:style-name="P3">I can't get out if I tried to get piece of bread wich of times need</text:p>
        </text:list-item>
        <text:list-item>
          <text:p text:style-name="P3">I think that women is more sympathetic than men for the old and distressed people</text:p>
        </text:list-item>
        <text:list-item>
          <text:p text:style-name="P3">The Atlantic calls from our shores that there is plenty of room for us</text:p>
        </text:list-item>
        <text:list-item>
          <text:p text:style-name="P3">I am one that need it and need it bad</text:p>
        </text:list-item>
        <text:list-item>
          <text:p text:style-name="P3">It is hard to be old and not have anything</text:p>
        </text:list-item>
        <text:list-item>
          <text:p text:style-name="P3">I have worked hard all of my life and bad lukc has overtaken me in my old days</text:p>
        </text:list-item>
        <text:list-item>
          <text:p text:style-name="P3">Please oh please mr. president don't say no</text:p>
        </text:list-item>
        <text:list-item>
          <text:p text:style-name="P3">They are so wealthy... have swell homes and cars and we havent anything</text:p>
        </text:list-item>
        <text:list-item>
          <text:p text:style-name="P3">I will loose my credit + good standing I so much prized</text:p>
        </text:list-item>
        <text:list-item>
          <text:p text:style-name="P3">The dear good Lord gave plenty for us all. Some people wants it all</text:p>
        </text:list-item>
        <text:list-item>
          <text:p text:style-name="P3">God told me to write to you</text:p>
        </text:list-item>
        <text:list-item>
          <text:p text:style-name="P3">He need plain necesities and I hav'nt one cent</text:p>
        </text:list-item>
      </text:list>
      <text:p text:style-name="P1">Chapter 6</text:p>
      <text:p text:style-name="P1">Children also faced problems in the Great Depression.</text:p>
      <text:p text:style-name="P1">The troubles of children and adults were rooted in basically the same causes.</text:p>
      <text:p text:style-name="P1">Each generation shares certain experiences.</text:p>
      <text:p text:style-name="P1">The children of the 1930s lives through the same economic hardship as their parents did, but it meant different things to the new generation.</text:p>
      <text:p text:style-name="P1">The most important difference between the effects of the Depression on adults and children was that the latter were largely free from the self-blame and shame that were so common among their parents.</text:p>
      <text:p text:style-name="P1">Few children felt any personal guilt.</text:p>
      <text:p text:style-name="P1">Many Americans seem to have seen children as a burden during the 1930s.</text:p>
      <text:p text:style-name="P1">It was the first decade in the history of the Republic in which the number of children under 10 in the population declined.</text:p>
      <text:p text:style-name="P1"><text:soft-page-break/>The nation had fewer children under 10 in the 1940 than it had had 20 years earlier.</text:p>
      <text:p text:style-name="P1">The birth rate remained below its 1930 level until 1942.</text:p>
      <text:p text:style-name="P1">From 1932 through 1940, the rate of live births per thousand women aged 15 to 44 years was below 20.</text:p>
      <text:p text:style-name="P1">At no other time in American history before 1965 was this the case.</text:p>
      <text:p text:style-name="P1">Children were obliged to mature rapidly during the economic crisis.</text:p>
      <text:p text:style-name="P1">This rapid maturation is evident in several of the letters that follow.</text:p>
      <text:p text:style-name="P1">The concerns of 10 to 13 year-olds in the 1930s were often with paying bills, avoiding eviction, and providing clothes for the family.</text:p>
      <text:p text:style-name="P1">Some were even able to put fundamental economic questions in simple terms.</text:p>
      <text:p text:style-name="P1">Letters from chapter 6 (Letters to the Roosevelts from children during the 1930s): Starts at 73</text:p>
      <text:list xml:id="list306931198720460143" text:style-name="L3">
        <text:list-item>
          <text:p text:style-name="P4">We have no one to give us a Christmas presents</text:p>
        </text:list-item>
        <text:list-item>
          <text:p text:style-name="P4">My friends at school have skates and laugh because I dont have some</text:p>
        </text:list-item>
        <text:list-item>
          <text:p text:style-name="P4">All the time he's crying because he can't find work</text:p>
        </text:list-item>
        <text:list-item>
          <text:p text:style-name="P4">I do hope that President Roosevelt can make those big money guys loosen up the money</text:p>
        </text:list-item>
        <text:list-item>
          <text:p text:style-name="P4">I have no shoe and we are suffin[suffering]</text:p>
        </text:list-item>
        <text:list-item>
          <text:p text:style-name="P4">Some time we don't have eni thing[anything] but we live, but you no[know] it so hard to get cloth[clothes]</text:p>
        </text:list-item>
        <text:list-item>
          <text:p text:style-name="P4">How can a bank take our money</text:p>
        </text:list-item>
      </text:list>
      <text:p text:style-name="P1"/>
      <text:p text:style-name="P5">Audio:</text:p>
      <text:p text:style-name="P1">The Depression from the Top</text:p>
      <text:p text:style-name="P1">President Roosevelt received letters to the extent that he did because he was seen almost like a parental sort of figure.</text:p>
      <text:p text:style-name="P1">The letters were kept with their errors because it showed that education to the extent that we see it today wasn't the norm, graduating high-school wasn't really the norm during the Depression until the 1950/60s.</text:p>
      <text:p text:style-name="P1">To portray the world view of the people.</text:p>
      <text:p text:style-name="P1">When the Depression sank in, President Hoover was not opposed to helping the victims, and was not a social Darwinist.</text:p>
      <text:p text:style-name="P1">A social Darwinist was someone who applied the principle of Charles Darwin to social organization and people in society.</text:p>
      <text:p text:style-name="P1">It's not a good or positive root.</text:p>
      <text:p text:style-name="P1">Its the idea that people who are poor or backward in some way, is that it's where they should be. It retards the progression of society.</text:p>
      <text:p text:style-name="P1">Hoover was not that way.</text:p>
      <text:p text:style-name="P1">He felt that the challenge in the Depression could be best faced by charitable organization on the community level.</text:p>
      <text:p text:style-name="P1">Did not want to avoid financial systems to the poor. But wanted to avoid the stigma of creating a federal dole.</text:p>
      <text:p text:style-name="P1">The idea of the federal dole that the government was giving handouts to people and propping them up through charity, that it was embarrassing for those people.</text:p>
      <text:p text:style-name="P1">Believed that charitable and local institutions maintain the level of support necessary for human survival.</text:p>
      <text:p text:style-name="P1">This meant that Hoover was detached from the reality of the Depression.</text:p>
      <text:p text:style-name="P1">He was orphaned as a young boy, and was an engineer.</text:p>
      <text:p text:style-name="P1">He saw things in a simple linear system.</text:p>
      <text:p text:style-name="P1">In February of 1931 he gave a speech.</text:p>
      <text:p text:style-name="P1">This speech is an indicator of how Hoover approached charity and human-need.</text:p>
      <text:p text:style-name="P1">“I am willing to pledge myself that if the time should ever come that the voluntary agencies of the country together with the local and state governments are unable to find resources with which to prevent hunger and suffering in my country, I'll ask the aid of every resource of the federal government.”</text:p>
      <text:p text:style-name="P1">In the next sentence, Hoover said that he had “faith in the American people that such a day would never come.”</text:p>
      <text:p text:style-name="P1">That's the whole problem with Hoover, the inability to face the context of the suffering and the reality of desperate need for a lot of people who were out of work or unemployed.</text:p>
      <text:p text:style-name="P1">Roosevelt didn't understand the problem either, at least in an economic sense.</text:p>
      <text:p text:style-name="P1">Roosevelt did understand that people had to be helped, that it wasn't about their personal failings.</text:p>
      <text:p text:style-name="P1">It was a systemic crisis.</text:p>
      <text:p text:style-name="P1">Life during the Depression affected everyone.</text:p>
      <text:p text:style-name="P1">Lawyers had no clients, doctors and dentists saw less patients, small businesses closed.</text:p>
      <text:p text:style-name="P1">Home-ownership plummeted.</text:p>
      <text:p text:style-name="P1">So many people lost their homes.</text:p>
      <text:p text:style-name="P1">Many moved back to rural areas because at least they could find food, but everybody already owned the farms.</text:p>
      <text:p text:style-name="P1">Before Roosevelt ran for president, he was governor of New York.</text:p>
      <text:p text:style-name="P1">He had success in aleviating public suffering and stimulating public employment.</text:p>
      <text:p text:style-name="P1">In New York they had TERA(Temporary Emergency Relief Agency) to provide relief to the hungry and <text:soft-page-break/>the unemployed.</text:p>
      <text:p text:style-name="P1">In this period there was no unemployment insurance.</text:p>
      <text:p text:style-name="P1">As gov of New York and seeing limited success in TERA.</text:p>
      <text:p text:style-name="P1">Roosevelt began to reconceive the purpose of government.</text:p>
      <text:p text:style-name="P1">As a progressive, and a liberal, he was ultimately very conservative.</text:p>
      <text:p text:style-name="P1">He had seen the uses that the state can serve the public interest.</text:p>
      <text:p text:style-name="P1">The government can be used to break up unfair competition.</text:p>
      <text:p text:style-name="P1">In 1931, he called the New York Legislature into a special session to address the unemployment crisis.</text:p>
      <text:p text:style-name="P1">This is what he said: “What is the state? It is the dually constituted representative of an organized society of human beings created by them for their mutual protection and well-being. The duty of the state toward the citizens is the duty of the servant to its master. One of those duties of the state is caring for those of its citizens who find themselves the victims of such adverse circumstances is make them unable to obtain even the necessities for mere existence without the aid of others. That responsibility is recognized by every civilized nation.”</text:p>
      <text:p text:style-name="P1">That becomes the basis of his campaign in 1932 for the Democratic nomination for presidency.</text:p>
      <text:p text:style-name="P1">Roosevelt was philosophically open toward adaptation, change, and experimentation. Hoover was not.</text:p>
      <text:p text:style-name="P1">The vote in 1932 was not so much a vote for Roosevelt as it was a vote against Hoover.</text:p>
      <text:p text:style-name="P1">That was an election where the vote for change was clear.</text:p>
      <text:p text:style-name="P1">Roosevelt won by default.</text:p>
      <text:p text:style-name="P1">He made it clear that if he were to win his strategy would to be active in seeking remedies for the suffering of people in the economic crisis.</text:p>
      <text:p text:style-name="Standard"><text:span text:style-name="T2">Speech at Oglethorpe University in Georgia, May 22</text:span><text:span text:style-name="T4">nd</text:span><text:span text:style-name="T2"> 1932.</text:span></text:p>
      <text:p text:style-name="P1">Famous speech. “The country needs, and unless I mistake its temper, the country demands bold, persistence experimentation. It is common sense to take a method and try it. If it fails admit it frankly and try another. But above all try something.”</text:p>
      <text:p text:style-name="P1">That is along with the basis of the New Deal. Experimentation.</text:p>
      <text:p text:style-name="P1">Moderate reform to save capitalism.</text:p>
      <text:p text:style-name="P1">In that way, he was a true progressive.</text:p>
      <text:p text:style-name="P1">Initiate moderate reform to save the underlying institutions that provide continuity and structure for society. That's conservatism.</text:p>
      <text:p text:style-name="P1">Using the state to achieve these conservative ends.</text:p>
      <text:p text:style-name="P1">Campaigns 1932 on a platform of a New Deal for the American people.</text:p>
      <text:p text:style-name="P1">This included increased unemployment assistance, the government involvement in electrical modernization, prohibition, to embrace state power.</text:p>
      <text:p text:style-name="P1">He never made specific policies.</text:p>
      <text:p text:style-name="P1">At the same time however.</text:p>
      <text:p text:style-name="P1">Despite the fact that his election was more of a rejection of Hoover and Hoover's policies than it was Roosevelt's affirmation, it cannot be denied, the towering impact Roosevelt had on people.</text:p>
      <text:p text:style-name="P1">The letters people wrote to him, the trust the people had in him, gave him the government for 4 consecutive presidential elections.</text:p>
      <text:p text:style-name="P1">Elected in 32, reelected in 36, 40, and 44. Died in April 1945.</text:p>
      <text:p text:style-name="P1">People did that because they trusted him, and they liked him.</text:p>
      <text:p text:style-name="Standard"><text:span text:style-name="T2">In late January 1943, Roosevelt and Churchill meet in Casablanca to plot war strategy. Roosevelt extends his stay, plan to go for a week, decides to stay a little longer, suggests to go to Mericache. FDR and Winston Churchill go on a small personal trip to Mericache. After the trip, Churchill told American </text:span><text:span text:style-name="T2">vice-council in North Africa. Described his experience with Roosevelt in this way “He is the truest friend, he has the farthest vision, he is the greatest man I have ever known.”</text:span></text:p>
      <text:p text:style-name="P1">Roosevelt had a profound-like ability to charm people.</text:p>
      <text:p text:style-name="P1"/>
      <text:p text:style-name="P5">Audio: Roosevelt in Detail</text:p>
      <text:p text:style-name="P1">Roosevelt's like-ability was deeply rooted in his charisma.</text:p>
      <text:p text:style-name="P1">Roosevelt was born fabulously wealthy.</text:p>
      <text:p text:style-name="P1">He never felt sympathy with the other rich people, he came from “old money”</text:p>
      <text:p text:style-name="P1">He believed in the obligation that wealthy people had to others, to help and uplift them, to be good citizens.</text:p>
      <text:p text:style-name="P1">This is the philosophy he learned from his mother.</text:p>
      <text:p text:style-name="P1">He was very ambitious, his cousin had been president.</text:p>
      <text:p text:style-name="P1">After Roosevelt and his running mate Cox were defeated in the election of 1920, something terrible happens to FDR.</text:p>
      <text:p text:style-name="P1">He became handicapped due to polio.</text:p>
      <text:p text:style-name="P1">In summer of 1921 FDR went to his families homes in Maine. On August 5<text:span text:style-name="T3">th</text:span> he felt fine, on the 10<text:span text:style-name="T3">th</text:span> he felt unwell. He began to feel loose feelings in his legs. By Friday the 12<text:span text:style-name="T3">th</text:span> he could not stand.</text:p>
      <text:p text:style-name="P1">His family had called a doctor who said it was just a cold, so they got a second opinion, he said there was a blood clot in his spine, and got a deep tissue massage to remove the clot.</text:p>
      <text:p text:style-name="P1">This actually made it worse for him.</text:p>
      <text:p text:style-name="P1">Stricken in 1921 with infantile paralysis.</text:p>
      <text:p text:style-name="P1">He was going blind, he lost control of his bodily functions.</text:p>
      <text:p text:style-name="P1">Fever and suffering broke on the 18<text:span text:style-name="T3">th</text:span>.</text:p>
      <text:p text:style-name="P1">Third opinion, said he had polio.</text:p>
      <text:p text:style-name="P1">First time in his life that he didn't get what he wanted.</text:p>
      <text:p text:style-name="P1">Late in August he had a nervous breakdown.</text:p>
      <text:p text:style-name="P1">Eventually his upper-body recovered, but his lower body does not.</text:p>
      <text:p text:style-name="P1">Support of his wife, Eleanor, was key.</text:p>
      <text:p text:style-name="P1">She was tremendously loyal, and a devoted spouse.</text:p>
      <text:p text:style-name="P1">FDR found with the support of his wife, he had a degree of optimism.</text:p>
      <text:p text:style-name="P1">He took confidence in his religious faith.</text:p>
      <text:p text:style-name="P1">He remained with Eleanor Roosevelt until his death.</text:p>
      <text:p text:style-name="P1">Francis Perkins described this attribute of Roosevelt emerging from the trauma of polio:</text:p>
      <text:p text:style-name="P1">“The man emerged completely warm-hearted, with humility of spirit, and a deeper philosophy. Having been to the depths of trouble, he understood the problems of people in trouble.”</text:p>
      <text:p text:style-name="P1">That last part is key.</text:p>
      <text:p text:style-name="P1">This becomes part of the philosophy that he brings to the White House.</text:p>
      <text:p text:style-name="P1">In the Summer of 1924, Roosevelt traveled on a recreational trip to a place called Warmsprings, Georgia, where there was a spa that was magnesium-rich.</text:p>
      <text:p text:style-name="P1">Roosevelt felt immediately better once he got into the spa.</text:p>
      <text:p text:style-name="P1">He always felt much better.</text:p>
      <text:p text:style-name="P1">He financed the purchase of Warmsprings, Georgia.</text:p>
      <text:p text:style-name="P1">With 2/3 of his estate fortune, he created what's known as the Warmsprings Foundation. This later became in 1938 the National Foundation for Infantile Paralysis. A research group whose fundraising arm is known as the March of Dimes, which is why FDR is on the dime.</text:p>
      <text:p text:style-name="P1">It helped him be active and to help others.</text:p>
      <text:p text:style-name="P1">Between 1926 and 1928, FDR moved to Warmsprings to enjoy the spa, so he could feel better.</text:p>
      <text:p text:style-name="P1">He had a mechanic modify a Model T4 so Roosevelt could drive it with hand-levers. He could go and talk to people.</text:p>
      <text:p text:style-name="P1">He traveled to see anybody.</text:p>
      <text:p text:style-name="P1">Warmsprings, Georgia is in Merryweather county, and Roosevelt ran for election in 1932. He won Merryweather County by a margin of 50:1.</text:p>
      <text:p text:style-name="P1">The letters to Roosevelt start after the first week he's inaugurated.</text:p>
      <text:p text:style-name="P1"><text:soft-page-break/>450,000 letters from American citizen flood into the White House.</text:p>
      <text:p text:style-name="P1">Every year of his 12 years in office he received an average of between 5,000 and 8,000 letters from American citizens every single day.</text:p>
      <text:p text:style-name="P1">Roosevelt needed 50 staff members to help him read all the letters.</text:p>
      <text:p text:style-name="P1">It helped him gauge the public opinion of him.</text:p>
      <text:p text:style-name="P1">His library at Hyde park preserves over 50,000,000 letters people sent to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7T19:57:51.82</meta:creation-date>
    <dc:date>2018-04-10T11:48:56.38</dc:date>
    <dc:creator>Timothy Cayer</dc:creator>
    <meta:editing-duration>PT3H37M34S</meta:editing-duration>
    <meta:editing-cycles>36</meta:editing-cycles>
    <meta:generator>OpenOffice/4.1.3$Win32 OpenOffice.org_project/413m1$Build-9783</meta:generator>
    <meta:document-statistic meta:table-count="0" meta:image-count="0" meta:object-count="0" meta:page-count="7" meta:paragraph-count="201" meta:word-count="2940" meta:character-count="16408"/>
  </office:meta>
</office:document-meta>
</file>